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16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6" table:default-cell-style-name="ce8"/>
        <table:table-column table:style-name="co3" table:number-columns-repeated="4" table:default-cell-style-name="ce8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 table:number-columns-repeated="16"/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Set1</text:p>
          </table:table-cell>
          <table:covered-table-cell table:number-columns-repeated="3" table:style-name="ce9"/>
          <table:table-cell table:style-name="ce5" office:value-type="string" calcext:value-type="string" table:number-columns-spanned="4" table:number-rows-spanned="1">
            <text:p>Set2</text:p>
          </table:table-cell>
          <table:covered-table-cell table:number-columns-repeated="3" table:style-name="ce2"/>
          <table:table-cell table:style-name="ce5" office:value-type="string" calcext:value-type="string" table:number-columns-spanned="4" table:number-rows-spanned="1">
            <text:p>Set3</text:p>
          </table:table-cell>
          <table:covered-table-cell table:number-columns-repeated="2" table:style-name="ce2"/>
          <table:covered-table-cell table:style-name="ce10"/>
          <table:table-cell table:style-name="ce5" office:value-type="string" calcext:value-type="string" table:number-columns-spanned="4" table:number-rows-spanned="1">
            <text:p>Set4</text:p>
          </table:table-cell>
          <table:covered-table-cell table:number-columns-repeated="3" table:style-name="ce2"/>
          <table:table-cell/>
          <table:table-cell office:value-type="string" calcext:value-type="string">
            <text:p>Nota: dove non indicato, l’opzione è ‘false’ o 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WxH</text:p>
          </table:table-cell>
          <table:covered-table-cell table:number-columns-repeated="3" table:style-name="ce2"/>
          <table:table-cell table:style-name="ce5" office:value-type="string" calcext:value-type="string" table:number-columns-spanned="4" table:number-rows-spanned="1">
            <text:p>WxH</text:p>
          </table:table-cell>
          <table:covered-table-cell table:number-columns-repeated="3" table:style-name="ce2"/>
          <table:table-cell table:style-name="ce5" office:value-type="string" calcext:value-type="string" table:number-columns-spanned="4" table:number-rows-spanned="1">
            <text:p>WxH</text:p>
          </table:table-cell>
          <table:covered-table-cell table:number-columns-repeated="2" table:style-name="ce2"/>
          <table:covered-table-cell table:style-name="ce10"/>
          <table:table-cell table:style-name="ce5" office:value-type="string" calcext:value-type="string" table:number-columns-spanned="4" table:number-rows-spanned="1">
            <text:p>WxH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6" office:value-type="string" calcext:value-type="string" table:number-columns-spanned="12" table:number-rows-spanned="1">
            <text:p>1x1</text:p>
          </table:table-cell>
          <table:covered-table-cell table:number-columns-repeated="3" table:style-name="ce6"/>
          <table:covered-table-cell table:number-columns-repeated="8" table:style-name="Default"/>
          <table:table-cell table:style-name="ce7" office:value-type="string" calcext:value-type="string" table:number-columns-spanned="4" table:number-rows-spanned="1">
            <text:p>11x12</text:p>
          </table:table-cell>
          <table:covered-table-cell table:number-columns-repeated="3"/>
          <table:table-cell table:style-name="ce11"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B</text:p>
          </table:table-cell>
          <table:table-cell table:style-name="ce6" office:value-type="string" calcext:value-type="string" table:number-columns-spanned="12" table:number-rows-spanned="1">
            <text:p>2x2</text:p>
          </table:table-cell>
          <table:covered-table-cell table:number-columns-repeated="3" table:style-name="ce6"/>
          <table:covered-table-cell table:number-columns-repeated="8" table:style-name="Default"/>
          <table:table-cell table:style-name="ce7" office:value-type="string" calcext:value-type="string" table:number-columns-spanned="4" table:number-rows-spanned="1">
            <text:p>7x1</text:p>
          </table:table-cell>
          <table:covered-table-cell table:number-columns-repeated="3"/>
          <table:table-cell table:style-name="ce11"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C</text:p>
          </table:table-cell>
          <table:table-cell table:style-name="ce6" office:value-type="string" calcext:value-type="string" table:number-columns-spanned="12" table:number-rows-spanned="1">
            <text:p>1x2</text:p>
          </table:table-cell>
          <table:covered-table-cell table:number-columns-repeated="3" table:style-name="ce6"/>
          <table:covered-table-cell table:number-columns-repeated="8" table:style-name="Default"/>
          <table:table-cell table:style-name="ce7" office:value-type="string" calcext:value-type="string" table:number-columns-spanned="4" table:number-rows-spanned="1">
            <text:p>6x10</text:p>
          </table:table-cell>
          <table:covered-table-cell table:number-columns-repeated="3"/>
          <table:table-cell table:style-name="ce11"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</text:p>
          </table:table-cell>
          <table:table-cell table:style-name="ce6" office:value-type="string" calcext:value-type="string" table:number-columns-spanned="12" table:number-rows-spanned="1">
            <text:p>5x2</text:p>
          </table:table-cell>
          <table:covered-table-cell table:number-columns-repeated="3" table:style-name="ce6"/>
          <table:covered-table-cell table:number-columns-repeated="8" table:style-name="Default"/>
          <table:table-cell table:style-name="ce7" office:value-type="string" calcext:value-type="string" table:number-columns-spanned="4" table:number-rows-spanned="1">
            <text:p>5x11</text:p>
          </table:table-cell>
          <table:covered-table-cell table:number-columns-repeated="3"/>
          <table:table-cell table:style-name="ce11"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6" office:value-type="string" calcext:value-type="string" table:number-columns-spanned="12" table:number-rows-spanned="1">
            <text:p>6x6</text:p>
          </table:table-cell>
          <table:covered-table-cell table:number-columns-repeated="3" table:style-name="ce6"/>
          <table:covered-table-cell table:number-columns-repeated="8" table:style-name="Default"/>
          <table:table-cell table:style-name="ce7" office:value-type="string" calcext:value-type="string" table:number-columns-spanned="4" table:number-rows-spanned="1">
            <text:p>3x8</text:p>
          </table:table-cell>
          <table:covered-table-cell table:number-columns-repeated="3"/>
          <table:table-cell table:style-name="ce11"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F</text:p>
          </table:table-cell>
          <table:table-cell table:style-name="ce6" office:value-type="string" calcext:value-type="string" table:number-columns-spanned="12" table:number-rows-spanned="1">
            <text:p>3x9</text:p>
          </table:table-cell>
          <table:covered-table-cell table:number-columns-repeated="3" table:style-name="ce6"/>
          <table:covered-table-cell table:number-columns-repeated="8" table:style-name="Default"/>
          <table:table-cell table:style-name="ce7" office:value-type="string" calcext:value-type="string" table:number-columns-spanned="4" table:number-rows-spanned="1">
            <text:p>7x6</text:p>
          </table:table-cell>
          <table:covered-table-cell table:number-columns-repeated="3"/>
          <table:table-cell table:style-name="ce11"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G</text:p>
          </table:table-cell>
          <table:table-cell table:style-name="ce6" office:value-type="string" calcext:value-type="string" table:number-columns-spanned="12" table:number-rows-spanned="1">
            <text:p>1x5</text:p>
          </table:table-cell>
          <table:covered-table-cell table:number-columns-repeated="3" table:style-name="ce6"/>
          <table:covered-table-cell table:number-columns-repeated="8" table:style-name="Default"/>
          <table:table-cell table:style-name="ce7" office:value-type="string" calcext:value-type="string" table:number-columns-spanned="4" table:number-rows-spanned="1">
            <text:p>9x12</text:p>
          </table:table-cell>
          <table:covered-table-cell table:number-columns-repeated="3"/>
          <table:table-cell table:style-name="ce11" office:value-type="string" calcext:value-type="string">
            <text:p>G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H</text:p>
          </table:table-cell>
          <table:table-cell table:style-name="ce7" office:value-type="string" calcext:value-type="string" table:number-columns-spanned="4" table:number-rows-spanned="1">
            <text:p>3x6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4x5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4x4</text:p>
          </table:table-cell>
          <table:covered-table-cell table:number-columns-repeated="2"/>
          <table:covered-table-cell table:style-name="Default"/>
          <table:table-cell table:style-name="ce7" table:number-columns-spanned="4" table:number-rows-spanned="1"/>
          <table:covered-table-cell table:number-columns-repeated="3"/>
          <table:table-cell table:style-name="ce11" office:value-type="string" calcext:value-type="string">
            <text:p>H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16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Opzioni</text:p>
          </table:table-cell>
          <table:table-cell table:style-name="Default" office:value-type="string" calcext:value-type="string">
            <text:p>Op 1</text:p>
          </table:table-cell>
          <table:table-cell table:style-name="Default" office:value-type="string" calcext:value-type="string">
            <text:p>Op 2</text:p>
          </table:table-cell>
          <table:table-cell table:style-name="Default" office:value-type="string" calcext:value-type="string">
            <text:p>Op 3</text:p>
          </table:table-cell>
          <table:table-cell table:style-name="Default" office:value-type="string" calcext:value-type="string">
            <text:p>Op 4</text:p>
          </table:table-cell>
          <table:table-cell table:style-name="Default" office:value-type="string" calcext:value-type="string">
            <text:p>Op 1</text:p>
          </table:table-cell>
          <table:table-cell table:style-name="Default" office:value-type="string" calcext:value-type="string">
            <text:p>Op 2</text:p>
          </table:table-cell>
          <table:table-cell table:style-name="Default" office:value-type="string" calcext:value-type="string">
            <text:p>Op 3</text:p>
          </table:table-cell>
          <table:table-cell table:style-name="Default" office:value-type="string" calcext:value-type="string">
            <text:p>Op 4</text:p>
          </table:table-cell>
          <table:table-cell table:style-name="Default" office:value-type="string" calcext:value-type="string">
            <text:p>Op 1</text:p>
          </table:table-cell>
          <table:table-cell table:style-name="Default" office:value-type="string" calcext:value-type="string">
            <text:p>Op 2</text:p>
          </table:table-cell>
          <table:table-cell table:style-name="Default" office:value-type="string" calcext:value-type="string">
            <text:p>Op 3</text:p>
          </table:table-cell>
          <table:table-cell table:style-name="Default" office:value-type="string" calcext:value-type="string">
            <text:p>Op 4</text:p>
          </table:table-cell>
          <table:table-cell table:style-name="Default" office:value-type="string" calcext:value-type="string">
            <text:p>Op 1</text:p>
          </table:table-cell>
          <table:table-cell table:style-name="Default" office:value-type="string" calcext:value-type="string">
            <text:p>Op 2</text:p>
          </table:table-cell>
          <table:table-cell table:style-name="Default" office:value-type="string" calcext:value-type="string">
            <text:p>Op 3</text:p>
          </table:table-cell>
          <table:table-cell table:style-name="Default" office:value-type="string" calcext:value-type="string">
            <text:p>Op 4</text:p>
          </table:table-cell>
          <table:table-cell table:style-name="ce2" office:value-type="string" calcext:value-type="string">
            <text:p>Opzion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xTime [s]</text:p>
          </table:table-cell>
          <table:table-cell table:number-columns-repeated="16"/>
          <table:table-cell office:value-type="string" calcext:value-type="string">
            <text:p>maxTime [s]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leeding</text:p>
          </table:table-cell>
          <table:table-cell table:number-columns-repeated="16"/>
          <table:table-cell office:value-type="string" calcext:value-type="string">
            <text:p>bleed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xNumb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xNumb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msPowOf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msPowOf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quared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quar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° soluzioni: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° soluzioni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anch totali:</text:p>
          </table:table-cell>
          <table:table-cell office:value-type="float" office:value="112753895" calcext:value-type="float">
            <text:p>112753895</text:p>
          </table:table-cell>
          <table:table-cell office:value-type="float" office:value="311487" calcext:value-type="float">
            <text:p>311487</text:p>
          </table:table-cell>
          <table:table-cell office:value-type="float" office:value="132849784" calcext:value-type="float">
            <text:p>132849784</text:p>
          </table:table-cell>
          <table:table-cell office:value-type="float" office:value="14766281" calcext:value-type="float">
            <text:p>14766281</text:p>
          </table:table-cell>
          <table:table-cell office:value-type="float" office:value="172728035" calcext:value-type="float">
            <text:p>172728035</text:p>
          </table:table-cell>
          <table:table-cell office:value-type="float" office:value="3917023" calcext:value-type="float">
            <text:p>3917023</text:p>
          </table:table-cell>
          <table:table-cell office:value-type="float" office:value="536804915" calcext:value-type="float">
            <text:p>536804915</text:p>
          </table:table-cell>
          <table:table-cell office:value-type="float" office:value="573582" calcext:value-type="float">
            <text:p>573582</text:p>
          </table:table-cell>
          <table:table-cell office:value-type="float" office:value="149295219" calcext:value-type="float">
            <text:p>149295219</text:p>
          </table:table-cell>
          <table:table-cell office:value-type="float" office:value="1486496" calcext:value-type="float">
            <text:p>1486496</text:p>
          </table:table-cell>
          <table:table-cell office:value-type="float" office:value="539577713" calcext:value-type="float">
            <text:p>539577713</text:p>
          </table:table-cell>
          <table:table-cell office:value-type="float" office:value="2332623" calcext:value-type="float">
            <text:p>2332623</text:p>
          </table:table-cell>
          <table:table-cell office:value-type="float" office:value="24381103" calcext:value-type="float">
            <text:p>24381103</text:p>
          </table:table-cell>
          <table:table-cell office:value-type="float" office:value="73277279" calcext:value-type="float">
            <text:p>73277279</text:p>
          </table:table-cell>
          <table:table-cell office:value-type="float" office:value="24381103" calcext:value-type="float">
            <text:p>24381103</text:p>
          </table:table-cell>
          <table:table-cell office:value-type="float" office:value="73211730" calcext:value-type="float">
            <text:p>73211730</text:p>
          </table:table-cell>
          <table:table-cell office:value-type="string" calcext:value-type="string">
            <text:p>branch totali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llimenti:</text:p>
          </table:table-cell>
          <table:table-cell office:value-type="float" office:value="56377063" calcext:value-type="float">
            <text:p>56377063</text:p>
          </table:table-cell>
          <table:table-cell office:value-type="float" office:value="155962" calcext:value-type="float">
            <text:p>155962</text:p>
          </table:table-cell>
          <table:table-cell office:value-type="float" office:value="66425001" calcext:value-type="float">
            <text:p>66425001</text:p>
          </table:table-cell>
          <table:table-cell office:value-type="float" office:value="7383293" calcext:value-type="float">
            <text:p>7383293</text:p>
          </table:table-cell>
          <table:table-cell office:value-type="float" office:value="86364132" calcext:value-type="float">
            <text:p>86364132</text:p>
          </table:table-cell>
          <table:table-cell office:value-type="float" office:value="1958690" calcext:value-type="float">
            <text:p>1958690</text:p>
          </table:table-cell>
          <table:table-cell office:value-type="float" office:value="268402562" calcext:value-type="float">
            <text:p>268402562</text:p>
          </table:table-cell>
          <table:table-cell office:value-type="float" office:value="286936" calcext:value-type="float">
            <text:p>286936</text:p>
          </table:table-cell>
          <table:table-cell office:value-type="float" office:value="74647713" calcext:value-type="float">
            <text:p>74647713</text:p>
          </table:table-cell>
          <table:table-cell office:value-type="float" office:value="743445" calcext:value-type="float">
            <text:p>743445</text:p>
          </table:table-cell>
          <table:table-cell office:value-type="float" office:value="269788963" calcext:value-type="float">
            <text:p>269788963</text:p>
          </table:table-cell>
          <table:table-cell office:value-type="float" office:value="1166429" calcext:value-type="float">
            <text:p>1166429</text:p>
          </table:table-cell>
          <table:table-cell office:value-type="float" office:value="12190569" calcext:value-type="float">
            <text:p>12190569</text:p>
          </table:table-cell>
          <table:table-cell office:value-type="float" office:value="36638841" calcext:value-type="float">
            <text:p>36638841</text:p>
          </table:table-cell>
          <table:table-cell office:value-type="float" office:value="12190569" calcext:value-type="float">
            <text:p>12190569</text:p>
          </table:table-cell>
          <table:table-cell office:value-type="float" office:value="36606036" calcext:value-type="float">
            <text:p>36606036</text:p>
          </table:table-cell>
          <table:table-cell office:value-type="string" calcext:value-type="string">
            <text:p>fallimenti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o totale [s]: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27" calcext:value-type="float">
            <text:p>27</text:p>
          </table:table-cell>
          <table:table-cell office:value-type="float" office:value="619" calcext:value-type="float">
            <text:p>619</text:p>
          </table:table-cell>
          <table:table-cell office:value-type="float" office:value="7" calcext:value-type="float">
            <text:p>7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float" office:value="1504" calcext:value-type="float">
            <text:p>150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o totale [s]: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7" table:number-rows-spanned="1">
            <text:p>F = 1 * unitàLibere +10*numeroTexture</text:p>
          </table:table-cell>
          <table:covered-table-cell table:number-columns-repeated="16"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8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8:42:49.109065757</meta:creation-date>
    <dc:date>2018-01-18T19:24:07.750447769</dc:date>
    <meta:editing-duration>PT30M54S</meta:editing-duration>
    <meta:editing-cycles>8</meta:editing-cycles>
    <meta:generator>LibreOffice/5.4.4.2$Linux_X86_64 LibreOffice_project/40m0$Build-2</meta:generator>
    <meta:document-statistic meta:table-count="1" meta:cell-count="175" meta:object-count="0"/>
  </office:meta>
</office:document-meta>
</file>